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59866" officeooo:paragraph-rsid="00059866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59866" officeooo:paragraph-rsid="00059866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6353b" officeooo:paragraph-rsid="0006353b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7953d" officeooo:paragraph-rsid="0007953d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93034" officeooo:paragraph-rsid="00093034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изайн документ Проект 1</text:p>
      <text:p text:style-name="P1"/>
      <text:p text:style-name="P2"/>
      <text:p text:style-name="P2">Игра представляет из себя абстракцию прохождения психологического теста. Снизу расположено поле из клеток с прорезями, а сверху движется труба и сбрасывает объекты вниз. Объект должен быть правильной формы чтобы пролезть в прорезь. Если формы не совпадают, игрок должен подвинуть коробку и поймать ей предмет неподходящей формы.</text:p>
      <text:p text:style-name="P2"/>
      <text:p text:style-name="P2">Если игрок ловит объект который может пролететь в прорезь, то он получает штрафные очки, <text:s/>если всё делает правильно, то бонусные очки.</text:p>
      <text:p text:style-name="P2"/>
      <text:p text:style-name="P3">Со временем объекты начинают падать чаще. </text:p>
      <text:p text:style-name="P3"/>
      <text:p text:style-name="P4">Геймплей.</text:p>
      <text:p text:style-name="P4"/>
      <text:p text:style-name="P4">Игрок двигает коробку по клеткам, <text:span text:style-name="T1">AI </text:span>двигает спавн предметов сверху. Правильные предметы должны падать на пол, неправильные игрок должен ловить. Скорость растёт со временем. Игрок проигрывает ошибвшись 3 раза.</text:p>
      <text:p text:style-name="P4"/>
      <text:p text:style-name="P4">Графика.</text:p>
      <text:p text:style-name="P4"/>
      <text:p text:style-name="P4">3д лоуполи вид сверху под углом.</text:p>
      <text:p text:style-name="P4"/>
      <text:p text:style-name="P4">Звук.</text:p>
      <text:p text:style-name="P4"/>
      <text:p text:style-name="P4">Ведущая мелодия и звуки происходящего.</text:p>
      <text:p text:style-name="P4"/>
      <text:p text:style-name="P5">Дополнительно.</text:p>
      <text:p text:style-name="P5"/>
      <text:p text:style-name="P5">Бесплатно на ич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1-20T15:02:15.634000000</dc:date>
    <meta:editing-duration>PT30M43S</meta:editing-duration>
    <meta:editing-cycles>6</meta:editing-cycles>
    <meta:document-statistic meta:table-count="0" meta:image-count="0" meta:object-count="0" meta:page-count="1" meta:paragraph-count="12" meta:word-count="124" meta:character-count="860" meta:non-whitespace-character-count="746"/>
  </office:meta>
</office:document-meta>
</file>